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Stepper Motor Driver v1.1”</text:p>
            <text:p text:style-name="P1">make.rrrf.org/smd-1.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05-13T19:51:33</dc:date>
    <dc:language>en-U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300" meta:character-count="2220"/>
  </office:meta>
</office:document-meta>
</file>